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4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bold" style:font-weight-asian="bold" style:font-name-complex="Helvetica"/>
    </style:style>
    <style:style style:name="T17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5">D.D.T.</text:p>
          </table:table-cell>
          <table:covered-table-cell/>
          <table:table-cell table:style-name="Tabella1.A1" office:value-type="string">
            <text:p text:style-name="P15">Del</text:p>
          </table:table-cell>
          <table:table-cell table:style-name="Tabella1.D1" office:value-type="string">
            <text:p text:style-name="P15">Pag.</text:p>
          </table:table-cell>
          <table:table-cell table:style-name="Tabella1.E1" office:value-type="string">
            <text:p text:style-name="P20"/>
          </table:table-cell>
          <table:table-cell table:style-name="Tabella1.F1" office:value-type="string">
            <text:p text:style-name="P24"><text:span text:style-name="T17">Spett.le</text:span><text:span text:style-name="T16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4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5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7"><text:page-number text:select-page="current">1</text:page-number>/<text:page-count>1</text:page-count></text:p>
          </table:table-cell>
          <table:table-cell table:style-name="Tabella1.E1" office:value-type="string">
            <text:p text:style-name="P19"/>
          </table:table-cell>
          <table:table-cell table:style-name="Tabella1.D2" table:number-rows-spanned="4" office:value-type="string">
            <text:p text:style-name="P40"><text:span text:style-name="T19"><text:placeholder text:placeholder-type="text">&lt;o.partner_invoice_id.property_customer_ref or o.partner_invoice_id.property_supplier_ref or ''&gt;</text:placeholder></text:span><text:span text:style-name="T19"> - </text:span><text:placeholder text:placeholder-type="text">&lt;o.partner_invoice_id.name.upper() or ''&gt;</text:placeholder></text:p>
            <text:p text:style-name="P39"><text:placeholder text:placeholder-type="text">&lt;o.partner_invoice_id.street or ''&gt;</text:placeholder></text:p>
            <text:p text:style-name="P26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A3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table-cell table:style-name="Tabella1.A4" office:value-type="string">
            <text:p text:style-name="P25"/>
          </table:table-cell>
        </table:table-row>
        <table:table-row table:style-name="Tabella1.3">
          <table:table-cell table:style-name="Tabella1.A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A4" office:value-type="string">
            <text:p text:style-name="P20"/>
          </table:table-cell>
          <table:table-cell table:style-name="Tabella1.F7" table:number-rows-spanned="5" office:value-type="string">
            <text:p text:style-name="P41"><text:span text:style-name="T13">Luogo di destinazione o destinatario diverso</text:span><text:span text:style-name="T11">:</text:span></text:p>
            <text:p text:style-name="P37"><text:placeholder text:placeholder-type="text">&lt;o.partner_shipping_id.title&gt;</text:placeholder></text:p>
            <text:p text:style-name="P38"><text:placeholder text:placeholder-type="text">&lt;o.partner_shipping_id.name or ''&gt;</text:placeholder></text:p>
            <text:p text:style-name="P36"><text:placeholder text:placeholder-type="text">&lt;o.partner_shipping_id.street or ''&gt;</text:placeholder> </text:p>
            <text:p text:style-name="P3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5">Partita IVA</text:p>
          </table:table-cell>
          <table:table-cell table:style-name="Tabella1.B8" table:number-columns-spanned="3" office:value-type="string">
            <text:p text:style-name="P14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6">Codice Fiscale</text:p>
          </table:table-cell>
          <table:table-cell table:style-name="Tabella1.B9" table:number-columns-spanned="3" office:value-type="string">
            <text:p text:style-name="P12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elefono</text:p>
          </table:table-cell>
          <table:table-cell table:style-name="Tabella1.B10" table:number-columns-spanned="3" office:value-type="string">
            <text:p text:style-name="P22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3">Fax</text:p>
          </table:table-cell>
          <table:table-cell table:style-name="Tabella1.B11" table:number-columns-spanned="3" office:value-type="string">
            <text:p text:style-name="P21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10">Qtà</text:p>
          </table:table-cell>
          <table:table-cell table:style-name="Tabella2.E1" office:value-type="string">
            <text:p text:style-name="P9"/>
          </table:table-cell>
        </table:table-row>
      </table:table>
      <text:p text:style-name="P31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9"><text:placeholder text:placeholder-type="text">&lt;riga.product_id.code or ''&gt;</text:placeholder></text:p>
          </table:table-cell>
          <table:table-cell table:style-name="Tabella4.A1" office:value-type="string">
            <text:p text:style-name="P50"><text:placeholder text:placeholder-type="text">&lt;desc_nocode(riga.name) or riga.product_id.name or ''&gt;</text:placeholder> <text:span text:style-name="T18"><text:placeholder text:placeholder-type="text">&lt;riga.note or ''&gt;</text:placeholder></text:span><text:span text:style-name="T18"> </text:span></text:p>
          </table:table-cell>
          <table:table-cell table:style-name="Tabella4.A1" office:value-type="string">
            <text:p text:style-name="P51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3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52"/>
          </table:table-cell>
        </table:table-row>
      </table:table>
      <text:p text:style-name="P48"><text:placeholder text:placeholder-type="text">&lt;/for&gt;</text:placeholder></text:p>
      <text:p text:style-name="P46"><text:placeholder text:placeholder-type="text">&lt;o.note or ''&gt;</text:placeholder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fo:font-style="italic" style:font-style-asian="italic" style:font-name-complex="Helvetica"/>
    </style:style>
    <style:style style:name="MT5" style:family="text">
      <style:text-properties style:font-name-complex="Helvetica"/>
    </style:style>
    <style:style style:name="MT6" style:family="text">
      <style:text-properties fo:color="#000000" style:language-asian="it" style:country-asian="IT" style:font-name-complex="Helvetica"/>
    </style:style>
    <style:style style:name="M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8" style:family="text">
      <style:text-properties style:font-name-complex="Tahoma"/>
    </style:style>
    <style:style style:name="MT9" style:family="text">
      <style:text-properties fo:font-weight="normal" style:font-weight-asian="normal" style:font-name-complex="Tahoma" style:font-weight-complex="normal"/>
    </style:style>
    <style:style style:name="M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None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3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Documento di trasporto beni viaggianti (D.P.R. 472 del 14/08/1996)</text:p>
        <text:p text:style-name="MP16"><text:span text:style-name="MT4">Nota sulla Privacy</text:span><text:span text:style-name="MT5">: </text:span><text:span text:style-name="MT6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draw:frame draw:style-name="Mfr2" draw:name="image: asimage(company.brand_logo,None,2,0.25,'cm')" text:anchor-type="paragraph" svg:x="15.371cm" svg:y="0.861cm" svg:width="3cm" svg:height="0.499cm" draw:z-index="1"><draw:text-box><text:p text:style-name="Frame_20_contents"/></draw:text-box></draw:frame><text:span text:style-name="MT7"><text:placeholder text:placeholder-type="text">&lt;o.company_id.partner_id.name.upper()&gt;</text:placeholder></text:span><text:span text:style-name="MT7"> - </text:span><text:span text:style-name="MT8">Sede Legale </text:span><text:span text:style-name="MT9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9"><text:s/></text:span><text:span text:style-name="MT7"><text:placeholder text:placeholder-type="text">&lt;o.company_id.partner_id.city or ''&gt;</text:placeholder></text:span><text:span text:style-name="MT9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9">Codice Fiscale e Partita Iva </text:span><text:span text:style-name="MT10"><text:placeholder text:placeholder-type="text">&lt;o.company_id.partner_id.vat or ''&gt;</text:placeholder></text:span><text:span text:style-name="MT10"> - </text:span><text:span text:style-name="MT9">Telefono </text:span><text:span text:style-name="MT7">+39 </text:span><text:span text:style-name="MT10"><text:placeholder text:placeholder-type="text">&lt;o.company_id.partner_id.phone or ''&gt;</text:placeholder></text:span><text:span text:style-name="MT9"> - Fax </text:span><text:span text:style-name="MT7">+39 </text:span><text:span text:style-name="MT10"><text:placeholder text:placeholder-type="text">&lt;o.company_id.partner_id.fax or ''&gt;</text:placeholder></text:span><text:span text:style-name="MT10"> - </text:span><text:span text:style-name="MT11">Email </text:span><text:span text:style-name="MT12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17:27:27.976218886</dc:date>
    <meta:editing-cycles>126</meta:editing-cycles>
    <meta:editing-duration>PT14H49M45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3" meta:character-count="2745" meta:non-whitespace-character-count="2531"/>
  </office:meta>
</office:document-meta>
</file>